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  <style:text-properties style:font-name="Ubuntu" fo:font-size="12pt" fo:font-weight="bold" officeooo:rsid="001a8599" officeooo:paragraph-rsid="00017af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Ubuntu" fo:font-size="12pt" fo:font-weight="bold" officeooo:rsid="001a8599" officeooo:paragraph-rsid="00017af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Ubuntu" fo:font-size="12pt" style:font-size-asian="12pt" style:font-size-complex="12pt"/>
    </style:style>
    <style:style style:name="P5" style:family="paragraph" style:parent-style-name="Standard">
      <style:text-properties style:font-name="Ubuntu" fo:font-size="12pt" fo:font-weight="normal" officeooo:rsid="001d4176" officeooo:paragraph-rsid="00017af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font-weight="normal" officeooo:rsid="001a8599" officeooo:paragraph-rsid="00017af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font-weight="normal" officeooo:rsid="001c0a74" officeooo:paragraph-rsid="00017af7" style:font-size-asian="12pt" style:font-weight-asian="normal" style:font-size-complex="12pt" style:font-weight-complex="normal"/>
    </style:style>
    <style:style style:name="T1" style:family="text">
      <style:text-properties officeooo:rsid="001da0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0ec4" style:font-weight-asian="bold" style:font-weight-complex="bold"/>
    </style:style>
    <style:style style:name="T4" style:family="text">
      <style:text-properties officeooo:rsid="001c0ec4"/>
    </style:style>
    <style:style style:name="T5" style:family="text">
      <style:text-properties officeooo:rsid="001c0a74"/>
    </style:style>
    <style:style style:name="T6" style:family="text">
      <style:text-properties officeooo:rsid="001c1df9"/>
    </style:style>
    <style:style style:name="T7" style:family="text">
      <style:text-properties officeooo:rsid="001c20cb"/>
    </style:style>
    <style:style style:name="T8" style:family="text">
      <style:text-properties officeooo:rsid="00017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a partie 1 :</text:p>
      <text:p text:style-name="P4">Dans la première question, on a créé la structure de données « ASCII_Letter » qu’on initialise dans le main. Ensuite, on a créé la fonction « create_ascii » qui demande à l’utilisateur une lettre et qui return la structure avec la lettre et le code.</text:p>
      <text:p text:style-name="P4">Il y a une fonction qui affiche la lettre et son code avec la fonction « afficher_letter ».</text:p>
      <text:p text:style-name="P4"/>
      <text:p text:style-name="P4">Dans la deuxième question, on a créé une fonction « init_tab » qui initialise un tableau d’ASCII_Letter de n taille.</text:p>
      <text:p text:style-name="P4"/>
      <text:p text:style-name="P4">Dans la troisième question, on a créé une fonction « saisie_chaine » qui demande à l’utilisateur de saisir une chaine de caractère et la retourne. Et une autre fonction « remplir_tab », qui parcourt la chaine de caractère et ajoute la lettre et son code dans le tableau.</text:p>
      <text:p text:style-name="P4">Il y a une fonction « affiche_tab » qui utilise la fonction « affiche_letter » et qui affiche toute les lettres et les codes qui sont dans le tableau. </text:p>
      <text:p text:style-name="P4"/>
      <text:p text:style-name="P4">Dans la quatrième question, on a créé la structure de données « codage1 » qu’on a initialiser avec la fonction « init_codage1 ».</text:p>
      <text:p text:style-name="P4"/>
      <text:p text:style-name="P4">Dans la cinquième question, on a créé une fonction « remplir_codage » qui initialise un tab d’ASCII_Letter avec la fonction « init_tab » et remplit ce tableau avec la chaine de caractère avec la fonction « remplir_tab ». Ensuite, elle parcourt la chaine de caractère, ajoute la lettre, crypte la lettre et ajoute la lettre cryptée et son code crypté dans le tableau.</text:p>
      <text:p text:style-name="P4">Il y a la fonction « affiche_crypte » qui affiche la lettre et son code cryptée.</text:p>
      <text:p text:style-name="P4">Il y a une fonction « afficher_codage » qui utilise la fonction « affiche_crypte » et qui affiche toute les lettres et les codes cryptées qui sont dans le tableau.</text:p>
      <text:p text:style-name="P4"/>
      <text:p text:style-name="P4"/>
      <text:p text:style-name="P4">Dans la sixième question, on a créé la fonction « recherche » qui demande à l’utilisateur de saisir la lettre qu’il recherche. Ensuite, elle parcourt la structure de données « codage1 » donné en paramètre et compte le nombre de fois qu’il y a la lettre dedans.</text:p>
      <text:p text:style-name="P4">Il y a la fonction « afficher_nombre » qui affiche le nombre de fois que la lettre à été trouvé dans la structure de données.</text:p>
      <text:p text:style-name="P2"><text:span text:style-name="T8">Pour la </text:span>Partie 2 :</text:p>
      <text:p text:style-name="P3"/>
      <text:p text:style-name="P6">Le programme commence par demander à l’utilisateur de saisir un nombre de mangas à ajouter par défaut grâce à la fonction add_manga qui fait-elle même appel à la fonction create_manga.</text:p>
      <text:p text:style-name="P6">- <text:span text:style-name="T2">create_manga</text:span> demande de remplir une structure avec le titre, l’âge <text:span text:style-name="T4">limite</text:span> et le prix du manga et retourne un pointeur vers cette structure.</text:p>
      <text:p text:style-name="P6">- <text:span text:style-name="T2">add_manga</text:span> ajoute le nom<text:span text:style-name="T8">a</text:span>bre de manga entré en paramètre <text:span text:style-name="T5">dans un tableau (tableau de </text:span><text:span text:style-name="T4">structure manga</text:span><text:span text:style-name="T5"> alloué dynamiquement) et le retourne.</text:span></text:p>
      <text:p text:style-name="P6"/>
      <text:p text:style-name="P6"/>
      <text:p text:style-name="P7">Une fois les premiers mangas ajoutés, la fonction menu est appelé en entrant en paramètre le nombre de manga et le tableau.</text:p>
      <text:p text:style-name="P7">Cette fonction contient une boucle infinie, à chaque itération un choix est demandé pour réaliser différentes actions. Les choix de l’utilisateur sont gérés dans un switch qui fait appel à la bonne fonction pour chaque action :</text:p>
      <text:p text:style-name="P7"/>
      <text:p text:style-name="P7">- <text:span text:style-name="T2">Afficher mangas</text:span> : appel la fonction print_manga qui affiche le détail de tous les mangas du tableau entré en paramètre (avec sa taille).</text:p>
      <text:p text:style-name="P7"/>
      <text:p text:style-name="P7">- <text:span text:style-name="T3">Afficher mangas avec restriction d’âge</text:span><text:span text:style-name="T4"> : Demande un âge limite et appel la fonction print_manga_age qui affiche le détail des mangas du tableau supérieur à l’age limite entré en paramètre.</text:span></text:p>
      <text:p text:style-name="P7"/>
      <text:p text:style-name="P7">- <text:span text:style-name="T3">Afficher mangas commençant par … </text:span><text:span text:style-name="T4">: Demande de saisir une lettre et fait appel à la fonction nb_manga_titre qui retourne le nombre de mangas commençant par la lettre entrée en paramètre (le toupper permet de tous mettre en majuscule pour éviter la casse).</text:span></text:p>
      <text:p text:style-name="P7"/>
      <text:p text:style-name="P7">- <text:span text:style-name="T3">Rechercher un manga</text:span><text:span text:style-name="T4"> : Demande de saisir le titre d’un manga et fait appel à la fonction price_of_manga. Cette fonction </text:span><text:span text:style-name="T6">vérifie si le titre entré en paramètre existe dans la bibliothèque en le comparant à chaque manga du tableau avec strcmp (strtoupper est une fonction qui met une chaîne de caractère en majuscule à l’aide de toupper pour éviter la casse). Si le manga existe, son prix est retourné et affiché dans le menu. Sinon la fonction retourne -1 et le menu indique qu’aucun manga n’a été trouvé.</text:span></text:p>
      <text:p text:style-name="P7"/>
      <text:p text:style-name="P7"><text:soft-page-break/>- <text:span text:style-name="T3">Panier</text:span><text:span text:style-name="T4"> : </text:span><text:span text:style-name="T7">Affiche la liste des mangas avec print_manga et demande à l’utilisateur de saisir le numéro des mangas à ajouter au panier. La fonction sum_cart est ensuite appelé avec la saisie de l’utilisateur en paramètre. Cette fonction parcourt la chaîne récupérée dans un while, chaque numéro est séparé par un pipe. Les 2 if servent à identifier si le numéro est à 1 ou 2 chiffres (99 max). Le numéro est ensuite converti en entier grâce à la fonction atoi et sert d’indice pour récupérer le prix du manga correspondant. Le prix de tous les mangas sélectionnés est additionné puis retourné pour être affiché dans le menu.</text:span></text:p>
      <text:p text:style-name="P7"/>
      <text:p text:style-name="P5"><text:span text:style-name="T1">Le message </text:span>ERROR est affiché par défaut si le choix de l’utilisateur ne correspond à aucune action prévue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ïs MORVAN</meta:initial-creator>
    <meta:editing-cycles>3</meta:editing-cycles>
    <meta:creation-date>2023-03-06T14:42:00</meta:creation-date>
    <dc:date>2023-03-07T00:16:26.721000000</dc:date>
    <meta:editing-duration>PT1H48M7S</meta:editing-duration>
    <meta:generator>LibreOffice/7.2.1.2$Windows_X86_64 LibreOffice_project/87b77fad49947c1441b67c559c339af8f3517e22</meta:generator>
    <meta:document-statistic meta:table-count="0" meta:image-count="0" meta:object-count="0" meta:page-count="3" meta:paragraph-count="24" meta:word-count="824" meta:character-count="4667" meta:non-whitespace-character-count="3866"/>
    <meta:user-defined meta:name="AppVersion">16.0000</meta:user-defined>
    <meta:template xlink:type="simple" xlink:actuate="onRequest" xlink:title="Normal.dotm" xlink:href=""/>
  </office:meta>
</office:document-meta>
</file>